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Startswitch</text:p>
          </table:table-cell>
          <table:table-cell office:value-type="string" calcext:value-type="string">
            <text:p>Signal in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0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Lichtschranken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arallel input (active low)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lock for HC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7">00.00.0000</text:date>, <text:time style:data-style-name="N2" text:time-value="11:35:39.0616754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7-09-17T13:42:54.850844446</dc:date>
    <meta:editing-duration>PT6H3M2S</meta:editing-duration>
    <meta:editing-cycles>34</meta:editing-cycles>
    <meta:generator>LibreOffice/5.4.1.2.0$Linux_X86_64 LibreOffice_project/40m0$Build-2</meta:generator>
    <meta:document-statistic meta:table-count="1" meta:cell-count="41" meta:object-count="0"/>
  </office:meta>
</office:document-meta>
</file>